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officeooo:rsid="0021909f" officeooo:paragraph-rsid="0021909f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3333ff" style:font-name="Arial" fo:font-size="12pt" officeooo:rsid="001f9070" officeooo:paragraph-rsid="001f9070" style:font-size-asian="12pt" style:font-size-complex="12pt"/>
    </style:style>
    <style:style style:name="T1" style:family="text">
      <style:text-properties officeooo:rsid="002190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L’ <text:span text:style-name="T1">ARBRE GENEALÒGIC</text:span></text:p>
      <text:p text:style-name="P3"/>
      <text:p text:style-name="P2">Fer diagrames E/R i implementació a postgres de la base de dades per guardar els arbres genealògics de tota la poblaci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9:15:32.464000000</meta:creation-date>
    <dc:date>2018-10-18T11:25:52.845294145</dc:date>
    <meta:editing-duration>PT25M39S</meta:editing-duration>
    <meta:editing-cycles>4</meta:editing-cycles>
    <meta:generator>LibreOffice/5.4.7.2$Linux_X86_64 LibreOffice_project/40$Build-2</meta:generator>
    <meta:document-statistic meta:table-count="0" meta:image-count="0" meta:object-count="0" meta:page-count="1" meta:paragraph-count="2" meta:word-count="24" meta:character-count="139" meta:non-whitespace-character-count="117"/>
  </office:meta>
</office:document-meta>
</file>